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2.036cm" fo:min-width="0.262cm"/>
    </style:style>
    <style:style style:name="gr3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4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54cm" svg:y1="8.239cm" svg:x2="9.255cm" svg:y2="8.239cm">
          <text:p/>
        </draw:line>
        <draw:line draw:style-name="gr1" draw:text-style-name="P1" draw:layer="layout" svg:x1="9.128cm" svg:y1="3.032cm" svg:x2="1.381cm" svg:y2="8.239cm">
          <text:p/>
        </draw:line>
        <draw:custom-shape draw:style-name="gr2" draw:text-style-name="P2" draw:layer="layout" svg:width="0.762cm" svg:height="2.286cm" svg:x="7.858cm" svg:y="5.95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794cm" svg:y1="8.239cm" svg:x2="3.794cm" svg:y2="6.588cm">
          <text:p/>
        </draw:line>
        <draw:line draw:style-name="gr3" draw:text-style-name="P1" draw:layer="layout" svg:x1="1.381cm" svg:y1="8.239cm" svg:x2="7.858cm" svg:y2="5.953cm">
          <text:p/>
        </draw:line>
        <draw:line draw:style-name="gr4" draw:text-style-name="P1" draw:layer="layout" svg:x1="3.794cm" svg:y1="8.239cm" svg:x2="3.794cm" svg:y2="7.477cm">
          <text:p/>
        </draw:line>
        <draw:frame draw:style-name="gr5" draw:text-style-name="P3" draw:layer="layout" svg:width="3.597cm" svg:height="0.725cm" svg:x="2.102cm" svg:y="8.366cm">
          <draw:text-box>
            <text:p><text:span text:style-name="T1">Projection Plane</text:span></text:p>
          </draw:text-box>
        </draw:frame>
        <draw:line draw:style-name="gr1" draw:text-style-name="P1" draw:layer="layout" svg:x1="11.414cm" svg:y1="8.239cm" svg:x2="19.034cm" svg:y2="8.239cm">
          <text:p/>
        </draw:line>
        <draw:custom-shape draw:style-name="gr2" draw:text-style-name="P2" draw:layer="layout" svg:width="0.762cm" svg:height="2.286cm" svg:x="18.018cm" svg:y="5.95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3.446cm" svg:y1="8.239cm" svg:x2="13.446cm" svg:y2="4.048cm">
          <text:p/>
        </draw:line>
        <draw:frame draw:style-name="gr5" draw:text-style-name="P3" draw:layer="layout" svg:width="3.597cm" svg:height="0.725cm" svg:x="11.754cm" svg:y="8.403cm">
          <draw:text-box>
            <text:p><text:span text:style-name="T1">Projection Plane</text:span></text:p>
          </draw:text-box>
        </draw:frame>
        <draw:line draw:style-name="gr6" draw:text-style-name="P1" draw:layer="layout" svg:x1="17.857cm" svg:y1="6.013cm" svg:x2="13.412cm" svg:y2="6.013cm">
          <text:p/>
        </draw:line>
        <draw:line draw:style-name="gr4" draw:text-style-name="P1" draw:layer="layout" svg:x1="13.446cm" svg:y1="8.239cm" svg:x2="13.446cm" svg:y2="6.08cm">
          <text:p/>
        </draw:line>
        <draw:frame draw:style-name="gr7" draw:text-style-name="P4" draw:layer="layout" svg:width="0.921cm" svg:height="0.962cm" svg:x="3.286cm" svg:y="5.191cm">
          <draw:text-box>
            <text:p>Y</text:p>
          </draw:text-box>
        </draw:frame>
        <draw:frame draw:style-name="gr7" draw:text-style-name="P4" draw:layer="layout" svg:width="0.921cm" svg:height="0.962cm" svg:x="12.938cm" svg:y="2.959cm">
          <draw:text-box>
            <text:p>Y</text:p>
          </draw:text-box>
        </draw:frame>
        <draw:frame draw:style-name="gr7" draw:text-style-name="P4" draw:layer="layout" svg:width="0.502cm" svg:height="1.187cm" svg:x="9.509cm" svg:y="8.239cm">
          <draw:text-box>
            <text:p/>
          </draw:text-box>
        </draw:frame>
        <draw:frame draw:style-name="gr7" draw:text-style-name="P4" draw:layer="layout" svg:width="0.891cm" svg:height="0.962cm" svg:x="9.255cm" svg:y="7.858cm">
          <draw:text-box>
            <text:p>Z</text:p>
          </draw:text-box>
        </draw:frame>
        <draw:frame draw:style-name="gr7" draw:text-style-name="P4" draw:layer="layout" svg:width="0.891cm" svg:height="0.962cm" svg:x="19.159cm" svg:y="7.858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1T21:19:27.465940929</meta:creation-date>
    <dc:date>2015-09-11T21:42:33.299523832</dc:date>
    <meta:editing-duration>PT6M54S</meta:editing-duration>
    <meta:editing-cycles>2</meta:editing-cycles>
    <meta:generator>LibreOffice/4.4.3.2$Linux_X86_64 LibreOffice_project/40$Build-2</meta:generator>
    <meta:document-statistic meta:object-count="18"/>
  </office:meta>
</office:document-meta>
</file>